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  <style:text-properties fo:color="#5c8526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999999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9999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7.2cm" svg:height="2.2cm" svg:x="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2.7cm" svg:y="5.538cm">
          <draw:text-box>
            <text:p text:style-name="P2"><text:span text:style-name="T1">Publications</text:span></text:p>
          </draw:text-box>
        </draw:frame>
        <draw:custom-shape draw:style-name="gr1" draw:text-style-name="P1" draw:layer="layout" svg:width="7.2cm" svg:height="2.2cm" svg:x="10.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10.9cm" svg:y="5.538cm">
          <draw:text-box>
            <text:p text:style-name="P2"><text:span text:style-name="T1">CV</text:span></text:p>
          </draw:text-box>
        </draw:frame>
        <draw:custom-shape draw:style-name="gr1" draw:text-style-name="P1" draw:layer="layout" svg:width="7.2cm" svg:height="2.2cm" svg:x="18.1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18.8cm" svg:y="5.538cm">
          <draw:text-box>
            <text:p text:style-name="P2"><text:span text:style-name="T1">Repositories</text:span></text:p>
          </draw:text-box>
        </draw:frame>
        <draw:custom-shape draw:style-name="gr1" draw:text-style-name="P1" draw:layer="layout" svg:width="7.2cm" svg:height="2.2cm" svg:x="2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2.7cm" svg:y="9.538cm">
          <draw:text-box>
            <text:p text:style-name="P2"><text:span text:style-name="T1">Home</text:span></text:p>
          </draw:text-box>
        </draw:frame>
        <draw:custom-shape draw:style-name="gr1" draw:text-style-name="P1" draw:layer="layout" svg:width="7.2cm" svg:height="2.2cm" svg:x="10.2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10.9cm" svg:y="9.538cm">
          <draw:text-box>
            <text:p text:style-name="P2"><text:span text:style-name="T1">Outreach</text:span></text:p>
          </draw:text-box>
        </draw:frame>
        <draw:custom-shape draw:style-name="gr1" draw:text-style-name="P1" draw:layer="layout" svg:width="7.2cm" svg:height="2.2cm" svg:x="18.1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cm" svg:height="1.195cm" svg:x="18.8cm" svg:y="9.538cm">
          <draw:text-box>
            <text:p text:style-name="P2"><text:span text:style-name="T1">News</text:span></text:p>
          </draw:text-box>
        </draw:frame>
        <draw:custom-shape draw:style-name="gr1" draw:text-style-name="P1" draw:layer="layout" svg:width="8.6cm" svg:height="2.2cm" svg:x="2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1.195cm" svg:x="2.2cm" svg:y="12.638cm">
          <draw:text-box>
            <text:p text:style-name="P2"><text:span text:style-name="T1">Astrophotograph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fernandez </meta:initial-creator>
    <meta:creation-date>2013-08-19T21:02:01</meta:creation-date>
    <dc:date>2013-08-19T21:15:34</dc:date>
    <dc:creator>jfernandez </dc:creator>
    <meta:editing-duration>P0D</meta:editing-duration>
    <meta:editing-cycles>2</meta:editing-cycles>
    <meta:generator>LibreOffice/4.0.2.2$Linux_X86_64 LibreOffice_project/400m0$Build-2</meta:generator>
    <meta:document-statistic meta:object-count="37"/>
  </office:meta>
</office:document-meta>
</file>